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cope" svg:font-family="Monoscope"/>
    <style:font-face style:name="Monospace1" svg:font-family="Monospace"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2fed74"/>
    </style:style>
    <style:style style:name="P3" style:family="paragraph" style:parent-style-name="Standard">
      <style:paragraph-properties fo:margin-left="0in" fo:margin-right="0in" fo:text-align="start" style:justify-single-word="false" fo:text-indent="0in" style:auto-text-indent="false"/>
      <style:text-properties officeooo:paragraph-rsid="003191a0"/>
    </style:style>
    <style:style style:name="P4" style:family="paragraph" style:parent-style-name="Standard">
      <style:paragraph-properties fo:margin-left="0in" fo:margin-right="0in" fo:text-align="start" style:justify-single-word="false" fo:text-indent="0in" style:auto-text-indent="false"/>
      <style:text-properties fo:color="#000000" style:font-name="Monospace1" fo:font-size="12pt" fo:font-weight="normal" officeooo:paragraph-rsid="00221bc6" style:font-size-asian="12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fed74" style:font-size-asian="10pt"/>
    </style:style>
    <style:style style:name="P7" style:family="paragraph" style:parent-style-name="Standard">
      <style:paragraph-properties fo:margin-left="0in" fo:margin-right="0in" fo:text-align="start" style:justify-single-word="false" fo:text-indent="0in" style:auto-text-indent="false"/>
      <style:text-properties fo:color="#000000" style:font-name="Monospace" fo:font-size="10pt" fo:font-weight="normal" officeooo:rsid="00221bc6" officeooo:paragraph-rsid="002a3d06" style:font-size-asian="10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color="#000000" style:font-name="Monoscope" fo:font-size="10pt" fo:font-weight="normal" officeooo:rsid="00221bc6" officeooo:paragraph-rsid="003191a0" style:font-size-asian="10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font-name="Monoscope" officeooo:paragraph-rsid="003191a0"/>
    </style:style>
    <style:style style:name="P10" style:family="paragraph" style:parent-style-name="Standard">
      <style:paragraph-properties fo:margin-left="0in" fo:margin-right="0in" fo:text-align="start" style:justify-single-word="false" fo:text-indent="0in" style:auto-text-indent="false"/>
      <style:text-properties style:font-name="Monoscope" fo:font-weight="bold" officeooo:paragraph-rsid="003191a0"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646464" style:font-name="Monospace1" fo:font-size="10pt" officeooo:rsid="002e2ec4" officeooo:paragraph-rsid="002fed74" style:font-size-asian="10pt"/>
    </style:style>
    <style:style style:name="P12" style:family="paragraph" style:parent-style-name="Standard">
      <style:paragraph-properties fo:margin-left="0in" fo:margin-right="0in" fo:text-align="start" style:justify-single-word="false" fo:text-indent="0in" style:auto-text-indent="false"/>
      <style:text-properties fo:color="#646464" style:font-name="Monospace1" fo:font-size="10pt" officeooo:paragraph-rsid="002fed74" style:font-size-asian="10pt"/>
    </style:style>
    <style:style style:name="P13" style:family="paragraph" style:parent-style-name="Standard">
      <style:paragraph-properties fo:margin-left="0in" fo:margin-right="0in" fo:text-align="start" style:justify-single-word="false" fo:text-indent="0in" style:auto-text-indent="false"/>
      <style:text-properties fo:color="#646464" style:font-name="Monospace1" fo:font-size="10pt" fo:font-weight="normal" officeooo:rsid="00221bc6" officeooo:paragraph-rsid="003191a0" style:font-size-asian="10pt" style:font-weight-asian="normal" style:font-size-complex="12pt" style:font-weight-complex="normal"/>
    </style:style>
    <style:style style:name="P14" style:family="paragraph" style:parent-style-name="Standard">
      <style:paragraph-properties fo:margin-left="0.5118in" fo:margin-right="0in" fo:text-align="start" style:justify-single-word="false" fo:text-indent="0in" style:auto-text-indent="false"/>
      <style:text-properties fo:color="#646464" style:font-name="Monospace1" fo:font-size="10pt" officeooo:paragraph-rsid="002a3d06" style:font-size-asian="10pt"/>
    </style:style>
    <style:style style:name="P15" style:family="paragraph" style:parent-style-name="Standard">
      <style:paragraph-properties fo:margin-left="0.5118in" fo:margin-right="0in" fo:text-align="start" style:justify-single-word="false" fo:text-indent="0in" style:auto-text-indent="false"/>
      <style:text-properties fo:color="#646464" style:font-name="Monospace1" fo:font-size="10pt" officeooo:paragraph-rsid="002c731d" style:font-size-asian="10pt"/>
    </style:style>
    <style:style style:name="P16" style:family="paragraph" style:parent-style-name="Standard">
      <style:paragraph-properties fo:margin-left="0.5118in" fo:margin-right="0in" fo:text-align="start" style:justify-single-word="false" fo:text-indent="0in" style:auto-text-indent="false"/>
      <style:text-properties fo:color="#646464" style:font-name="Monospace1" fo:font-size="10pt" officeooo:paragraph-rsid="002fed74" style:font-size-asian="10pt"/>
    </style:style>
    <style:style style:name="P17" style:family="paragraph" style:parent-style-name="Standard">
      <style:paragraph-properties fo:margin-left="0.5118in" fo:margin-right="0in" fo:text-align="start" style:justify-single-word="false" fo:text-indent="0in" style:auto-text-indent="false"/>
      <style:text-properties fo:color="#646464" style:font-name="Monospace1" fo:font-size="10pt" officeooo:paragraph-rsid="0030d56e" style:font-size-asian="10pt"/>
    </style:style>
    <style:style style:name="P18" style:family="paragraph" style:parent-style-name="Standard">
      <style:paragraph-properties fo:margin-left="0.5118in" fo:margin-right="0in" fo:text-align="start" style:justify-single-word="false" fo:text-indent="0in" style:auto-text-indent="false"/>
      <style:text-properties fo:color="#646464" style:font-name="Monospace1" fo:font-size="10pt" officeooo:rsid="002e2ec4" officeooo:paragraph-rsid="002e2ec4" style:font-size-asian="10pt"/>
    </style:style>
    <style:style style:name="P19" style:family="paragraph" style:parent-style-name="Standard">
      <style:paragraph-properties fo:margin-left="0.5118in" fo:margin-right="0in" fo:text-align="justify" style:justify-single-word="false" fo:text-indent="0in" style:auto-text-indent="false"/>
      <style:text-properties fo:color="#646464" style:font-name="Monospace1" fo:font-size="10pt" officeooo:rsid="002e2ec4" officeooo:paragraph-rsid="002fed74" style:font-size-asian="10pt"/>
    </style:style>
    <style:style style:name="P20" style:family="paragraph" style:parent-style-name="Standard">
      <style:paragraph-properties fo:margin-left="0.5118in" fo:margin-right="0in" fo:text-align="justify" style:justify-single-word="false" fo:text-indent="0in" style:auto-text-indent="false"/>
      <style:text-properties fo:color="#646464" style:font-name="Monospace1" fo:font-size="10pt" officeooo:rsid="002e2ec4" officeooo:paragraph-rsid="0030d56e" style:font-size-asian="10pt"/>
    </style:style>
    <style:style style:name="P21" style:family="paragraph" style:parent-style-name="Standard">
      <style:paragraph-properties fo:margin-left="0.5118in" fo:margin-right="0in" fo:text-align="justify" style:justify-single-word="false" fo:text-indent="0in" style:auto-text-indent="false"/>
      <style:text-properties fo:color="#646464" style:font-name="Monospace1" fo:font-size="10pt" officeooo:rsid="002e2ec4" officeooo:paragraph-rsid="003191a0" style:font-size-asian="10pt"/>
    </style:style>
    <style:style style:name="P22" style:family="paragraph" style:parent-style-name="Standard">
      <style:paragraph-properties fo:margin-left="0.5118in" fo:margin-right="0in" fo:text-align="start" style:justify-single-word="false" fo:text-indent="0in" style:auto-text-indent="false"/>
      <style:text-properties fo:color="#646464" style:font-name="Monospace" fo:font-size="10pt" officeooo:rsid="002e2ec4" officeooo:paragraph-rsid="002e2ec4" style:font-size-asian="10pt"/>
    </style:style>
    <style:style style:name="P23" style:family="paragraph" style:parent-style-name="Standard">
      <style:paragraph-properties fo:margin-left="0.5118in" fo:margin-right="0in" fo:text-align="justify" style:justify-single-word="false" fo:text-indent="0in" style:auto-text-indent="false"/>
      <style:text-properties fo:color="#646464" style:font-name="Monospace" fo:font-size="10pt" officeooo:paragraph-rsid="002fed74" style:font-size-asian="10pt"/>
    </style:style>
    <style:style style:name="P24" style:family="paragraph" style:parent-style-name="Standard">
      <style:paragraph-properties fo:margin-left="0.5118in" fo:margin-right="0in" fo:text-align="justify" style:justify-single-word="false" fo:text-indent="0in" style:auto-text-indent="false"/>
      <style:text-properties fo:color="#646464" style:font-name="Monospace" fo:font-size="10pt" fo:font-weight="normal" officeooo:rsid="00221bc6" officeooo:paragraph-rsid="002fed74" style:font-size-asian="10pt" style:font-weight-asian="normal" style:font-size-complex="12pt" style:font-weight-complex="normal"/>
    </style:style>
    <style:style style:name="P25" style:family="paragraph" style:parent-style-name="Standard">
      <style:paragraph-properties fo:margin-left="0.5118in" fo:margin-right="0in" fo:text-align="start" style:justify-single-word="false" fo:text-indent="0in" style:auto-text-indent="false"/>
      <style:text-properties officeooo:paragraph-rsid="002a3d06"/>
    </style:style>
    <style:style style:name="P26" style:family="paragraph" style:parent-style-name="Standard">
      <style:paragraph-properties fo:margin-left="0.5118in" fo:margin-right="0in" fo:text-align="start" style:justify-single-word="false" fo:text-indent="0in" style:auto-text-indent="false"/>
      <style:text-properties officeooo:paragraph-rsid="002e2ec4"/>
    </style:style>
    <style:style style:name="P27" style:family="paragraph" style:parent-style-name="Standard">
      <style:paragraph-properties fo:margin-left="0.5118in" fo:margin-right="0in" fo:text-align="start" style:justify-single-word="false" fo:text-indent="0in" style:auto-text-indent="false"/>
      <style:text-properties officeooo:paragraph-rsid="0030d56e"/>
    </style:style>
    <style:style style:name="P28" style:family="paragraph" style:parent-style-name="Standard">
      <style:paragraph-properties fo:margin-left="0.5118in" fo:margin-right="0in" fo:text-align="start" style:justify-single-word="false" fo:text-indent="0in" style:auto-text-indent="false"/>
      <style:text-properties officeooo:paragraph-rsid="003191a0"/>
    </style:style>
    <style:style style:name="P29" style:family="paragraph" style:parent-style-name="Standard">
      <style:paragraph-properties fo:margin-left="0.5118in" fo:margin-right="0in" fo:text-align="start" style:justify-single-word="false" fo:text-indent="0in" style:auto-text-indent="false"/>
      <style:text-properties officeooo:paragraph-rsid="0032571b"/>
    </style:style>
    <style:style style:name="P30" style:family="paragraph" style:parent-style-name="Standard">
      <style:paragraph-properties fo:margin-left="0.5118in" fo:margin-right="0in" fo:text-align="justify" style:justify-single-word="false" fo:text-indent="0in" style:auto-text-indent="false"/>
      <style:text-properties fo:color="#000000" style:font-name="Monospace" fo:font-size="10pt" fo:font-weight="normal" officeooo:rsid="00221bc6" officeooo:paragraph-rsid="003191a0" style:font-size-asian="10pt" style:font-weight-asian="normal" style:font-size-complex="12pt" style:font-weight-complex="normal"/>
    </style:style>
    <style:style style:name="P31" style:family="paragraph" style:parent-style-name="Standard">
      <style:paragraph-properties fo:margin-left="0.5118in" fo:margin-right="0in" fo:text-align="justify" style:justify-single-word="false" fo:text-indent="0in" style:auto-text-indent="false"/>
      <style:text-properties fo:color="#000000" style:font-name="Monospace" fo:font-size="10pt" officeooo:paragraph-rsid="002fed74" style:font-size-asian="10pt"/>
    </style:style>
    <style:style style:name="P32" style:family="paragraph" style:parent-style-name="Standard">
      <style:paragraph-properties fo:margin-left="0.5118in" fo:margin-right="0in" fo:text-align="start" style:justify-single-word="false" fo:text-indent="0in" style:auto-text-indent="false"/>
      <style:text-properties fo:color="#000000" style:font-name="Monospace1" fo:font-size="10pt" fo:font-style="italic" fo:font-weight="normal" officeooo:rsid="00221bc6" officeooo:paragraph-rsid="002c731d" style:font-size-asian="10pt" style:font-style-asian="italic" style:font-weight-asian="normal" style:font-size-complex="12pt" style:font-weight-complex="normal"/>
    </style:style>
    <style:style style:name="P33" style:family="paragraph" style:parent-style-name="Standard">
      <style:paragraph-properties fo:margin-left="0.5118in" fo:margin-right="0in" fo:text-align="justify" style:justify-single-word="false" fo:text-indent="0in" style:auto-text-indent="false"/>
      <style:text-properties fo:color="#000000" style:font-name="Monospace1" fo:font-size="10pt" fo:font-style="italic" officeooo:rsid="0031a3f9" officeooo:paragraph-rsid="002fed74" style:font-size-asian="10pt" style:font-style-asian="italic"/>
    </style:style>
    <style:style style:name="P34" style:family="paragraph" style:parent-style-name="Standard">
      <style:paragraph-properties fo:margin-left="0.5118in" fo:margin-right="0in" fo:text-align="justify" style:justify-single-word="false" fo:text-indent="0in" style:auto-text-indent="false"/>
      <style:text-properties fo:color="#000000" style:font-name="Monospace1" fo:font-size="10pt" fo:font-style="italic" officeooo:rsid="00304218" officeooo:paragraph-rsid="002fed74" style:font-size-asian="10pt" style:font-style-asian="italic"/>
    </style:style>
    <style:style style:name="P35" style:family="paragraph" style:parent-style-name="Standard">
      <style:paragraph-properties fo:margin-left="0.5118in" fo:margin-right="0in" fo:text-align="justify" style:justify-single-word="false" fo:text-indent="0in" style:auto-text-indent="false"/>
      <style:text-properties fo:color="#000000" style:font-name="Monospace1" fo:font-size="10pt" fo:font-style="italic" officeooo:rsid="00304218" officeooo:paragraph-rsid="003191a0" style:font-size-asian="10pt" style:font-style-asian="italic"/>
    </style:style>
    <style:style style:name="P36" style:family="paragraph" style:parent-style-name="Standard">
      <style:paragraph-properties fo:margin-left="0.5118in" fo:margin-right="0in" fo:text-align="justify" style:justify-single-word="false" fo:text-indent="0in" style:auto-text-indent="false"/>
      <style:text-properties fo:color="#000000" style:font-name="Monospace1" fo:font-size="10pt" fo:font-style="italic" officeooo:rsid="003191a0" officeooo:paragraph-rsid="003191a0" style:font-size-asian="10pt" style:font-style-asian="italic"/>
    </style:style>
    <style:style style:name="P37" style:family="paragraph" style:parent-style-name="Standard">
      <style:paragraph-properties fo:margin-left="0.5118in" fo:margin-right="0in" fo:text-align="start" style:justify-single-word="false" fo:text-indent="0in" style:auto-text-indent="false"/>
      <style:text-properties fo:color="#000000" style:font-name="Monospace1" fo:font-size="10pt" fo:font-style="italic" officeooo:rsid="003191a0" officeooo:paragraph-rsid="003191a0" style:font-size-asian="10pt" style:font-style-asian="italic"/>
    </style:style>
    <style:style style:name="P38" style:family="paragraph" style:parent-style-name="Standard">
      <style:paragraph-properties fo:margin-left="0.5118in" fo:margin-right="0in" fo:text-align="start" style:justify-single-word="false" fo:text-indent="0in" style:auto-text-indent="false"/>
      <style:text-properties fo:color="#000000" style:font-name="Monospace1" fo:font-size="12pt" fo:font-style="italic" fo:font-weight="normal" officeooo:rsid="00221bc6" officeooo:paragraph-rsid="0030d56e" style:font-size-asian="12pt" style:font-style-asian="italic" style:font-weight-asian="normal" style:font-size-complex="12pt" style:font-weight-complex="normal"/>
    </style:style>
    <style:style style:name="P39" style:family="paragraph" style:parent-style-name="Standard">
      <style:paragraph-properties fo:margin-left="0.5118in" fo:margin-right="0in" fo:text-align="justify" style:justify-single-word="false" fo:text-indent="0in" style:auto-text-indent="false"/>
      <style:text-properties fo:color="#000000" style:font-name="Monoscope" fo:font-size="10pt" fo:font-weight="normal" officeooo:rsid="00221bc6" officeooo:paragraph-rsid="002fed74" style:font-size-asian="10pt" style:font-weight-asian="normal" style:font-size-complex="12pt" style:font-weight-complex="normal"/>
    </style:style>
    <style:style style:name="P40" style:family="paragraph" style:parent-style-name="Standard">
      <style:paragraph-properties fo:margin-left="0.5118in" fo:margin-right="0in" fo:text-align="justify" style:justify-single-word="false" fo:text-indent="0in" style:auto-text-indent="false"/>
      <style:text-properties style:font-name="Monoscope" officeooo:paragraph-rsid="002fed74"/>
    </style:style>
    <style:style style:name="P41" style:family="paragraph" style:parent-style-name="Standard">
      <style:paragraph-properties fo:margin-left="0.5118in" fo:margin-right="0in" fo:text-align="justify" style:justify-single-word="false" fo:text-indent="0in" style:auto-text-indent="false"/>
      <style:text-properties style:font-name="Monoscope" officeooo:rsid="00304218" officeooo:paragraph-rsid="003191a0"/>
    </style:style>
    <style:style style:name="P42" style:family="paragraph" style:parent-style-name="Standard">
      <style:paragraph-properties fo:margin-left="0.5118in" fo:margin-right="0in" fo:text-align="justify" style:justify-single-word="false" fo:text-indent="0in" style:auto-text-indent="false"/>
      <style:text-properties officeooo:paragraph-rsid="003191a0"/>
    </style:style>
    <style:style style:name="P43" style:family="paragraph" style:parent-style-name="Standard">
      <style:paragraph-properties fo:margin-left="0.5118in" fo:margin-right="0in" fo:text-align="justify" style:justify-single-word="false" fo:text-indent="0in" style:auto-text-indent="false"/>
      <style:text-properties officeooo:rsid="00304218" officeooo:paragraph-rsid="003191a0"/>
    </style:style>
    <style:style style:name="P44" style:family="paragraph" style:parent-style-name="Standard">
      <style:paragraph-properties fo:margin-left="0.5028in" fo:margin-right="0in" fo:text-align="start" style:justify-single-word="false" fo:text-indent="0in" style:auto-text-indent="false"/>
    </style:style>
    <style:style style:name="P45" style:family="paragraph" style:parent-style-name="Standard">
      <style:paragraph-properties fo:margin-left="0.5028in" fo:margin-right="0in" fo:text-align="start" style:justify-single-word="false" fo:text-indent="0in" style:auto-text-indent="false"/>
      <style:text-properties fo:color="#0000c0" style:font-name="Monospace1" fo:font-size="10pt" style:font-size-asian="10pt"/>
    </style:style>
    <style:style style:name="P46" style:family="paragraph" style:parent-style-name="Text_20_body">
      <style:paragraph-properties fo:margin-left="0.5055in" fo:margin-right="0in" fo:text-align="start" style:justify-single-word="false" fo:text-indent="0in" style:auto-text-indent="false"/>
      <style:text-properties fo:color="#0000c0" style:font-name="Monospace1" fo:font-size="10pt" officeooo:paragraph-rsid="0022e334" style:font-size-asian="10pt"/>
    </style:style>
    <style:style style:name="P47" style:family="paragraph" style:parent-style-name="Standard">
      <style:text-properties officeooo:rsid="00221bc6" officeooo:paragraph-rsid="00221bc6"/>
    </style:style>
    <style:style style:name="P48" style:family="paragraph" style:parent-style-name="Standard">
      <style:text-properties officeooo:paragraph-rsid="0023c986"/>
    </style:style>
    <style:style style:name="P49" style:family="paragraph" style:parent-style-name="Standard">
      <style:text-properties officeooo:paragraph-rsid="002a3d06"/>
    </style:style>
    <style:style style:name="P50" style:family="paragraph" style:parent-style-name="Standard">
      <style:text-properties fo:font-size="12pt" fo:font-weight="normal" officeooo:rsid="00221bc6" officeooo:paragraph-rsid="00221bc6" style:font-size-asian="12pt" style:font-weight-asian="normal" style:font-size-complex="12pt" style:font-weight-complex="normal"/>
    </style:style>
    <style:style style:name="P51" style:family="paragraph" style:parent-style-name="Standard">
      <style:text-properties fo:font-size="12pt" fo:font-weight="normal" officeooo:rsid="00221bc6" officeooo:paragraph-rsid="0023c986" style:font-size-asian="12pt" style:font-weight-asian="normal" style:font-size-complex="12pt" style:font-weight-complex="normal"/>
    </style:style>
    <style:style style:name="P52" style:family="paragraph" style:parent-style-name="Standard">
      <style:text-properties fo:font-size="12pt" fo:font-weight="normal" officeooo:rsid="0022e334" officeooo:paragraph-rsid="0022e334" style:font-size-asian="12pt" style:font-weight-asian="normal" style:font-size-complex="12pt" style:font-weight-complex="normal"/>
    </style:style>
    <style:style style:name="P53" style:family="paragraph" style:parent-style-name="Standard">
      <style:text-properties fo:font-size="12pt" fo:font-weight="normal" officeooo:rsid="0022e334" officeooo:paragraph-rsid="0023c986" style:font-size-asian="12pt" style:font-weight-asian="normal" style:font-size-complex="12pt" style:font-weight-complex="normal"/>
    </style:style>
    <style:style style:name="P54" style:family="paragraph" style:parent-style-name="Standard">
      <style:text-properties fo:font-size="12pt" fo:font-weight="normal" officeooo:rsid="0022e334" officeooo:paragraph-rsid="002a3d06" style:font-size-asian="12pt" style:font-weight-asian="normal" style:font-size-complex="12pt" style:font-weight-complex="normal"/>
    </style:style>
    <style:style style:name="P55" style:family="paragraph" style:parent-style-name="Standard">
      <style:text-properties fo:color="#000000" style:font-name="Monospace" fo:font-size="10pt" fo:font-weight="normal" officeooo:rsid="00221bc6" officeooo:paragraph-rsid="0023c986" style:font-size-asian="10pt" style:font-weight-asian="normal" style:font-size-complex="12pt" style:font-weight-complex="normal"/>
    </style:style>
    <style:style style:name="P56" style:family="paragraph" style:parent-style-name="Standard">
      <style:text-properties fo:color="#0000c0" style:font-name="Monospace1" fo:font-size="10pt" style:font-size-asian="10pt"/>
    </style:style>
    <style:style style:name="P57" style:family="paragraph" style:parent-style-name="Standard">
      <style:text-properties officeooo:paragraph-rsid="002fed74"/>
    </style:style>
    <style:style style:name="P58" style:family="paragraph" style:parent-style-name="Standard">
      <style:text-properties officeooo:paragraph-rsid="003191a0"/>
    </style:style>
    <style:style style:name="P59" style:family="paragraph" style:parent-style-name="Standard">
      <loext:graphic-properties draw:fill="none"/>
      <style:paragraph-properties fo:margin-left="0.5in" fo:margin-right="0in" fo:text-align="start" style:justify-single-word="false" fo:text-indent="0in" style:auto-text-indent="false"/>
    </style:style>
    <style:style style:name="P60" style:family="paragraph" style:parent-style-name="Standard">
      <loext:graphic-properties draw:fill="none"/>
      <style:paragraph-properties fo:margin-left="0.5in" fo:margin-right="0in" fo:text-align="start" style:justify-single-word="false" fo:text-indent="0in" style:auto-text-indent="false"/>
      <style:text-properties officeooo:paragraph-rsid="002a3d06"/>
    </style:style>
    <style:style style:name="P61" style:family="paragraph" style:parent-style-name="Standard">
      <loext:graphic-properties draw:fill="none"/>
      <style:paragraph-properties fo:margin-left="0.5in" fo:margin-right="0in" fo:text-align="start" style:justify-single-word="false" fo:text-indent="0in" style:auto-text-indent="false"/>
      <style:text-properties officeooo:paragraph-rsid="002fba08"/>
    </style:style>
    <style:style style:name="P62" style:family="paragraph" style:parent-style-name="Standard">
      <loext:graphic-properties draw:fill="none"/>
      <style:paragraph-properties fo:margin-left="0.5in" fo:margin-right="0in" fo:text-align="start" style:justify-single-word="false" fo:text-indent="0in" style:auto-text-indent="false"/>
      <style:text-properties style:font-name="Monospace" fo:font-size="10pt" style:font-size-asian="10pt"/>
    </style:style>
    <style:style style:name="P63" style:family="paragraph" style:parent-style-name="Standard">
      <loext:graphic-properties draw:fill="none"/>
      <style:paragraph-properties fo:margin-left="0.5in" fo:margin-right="0in" fo:text-align="start" style:justify-single-word="false" fo:text-indent="0in" style:auto-text-indent="false"/>
      <style:text-properties fo:font-weight="bold" style:font-weight-asian="bold" style:font-weight-complex="bold"/>
    </style:style>
    <style:style style:name="P64" style:family="paragraph" style:parent-style-name="Standard">
      <loext:graphic-properties draw:fill="none"/>
      <style:paragraph-properties fo:margin-left="0.5in" fo:margin-right="0in" fo:text-align="start" style:justify-single-word="false" fo:text-indent="0in" style:auto-text-indent="false"/>
      <style:text-properties fo:color="#000000" style:font-name="Monospace" fo:font-size="10pt" style:font-size-asian="10pt"/>
    </style:style>
    <style:style style:name="P65" style:family="paragraph" style:parent-style-name="Standard">
      <loext:graphic-properties draw:fill="none"/>
      <style:paragraph-properties fo:margin-left="0.5in" fo:margin-right="0in" fo:text-align="start" style:justify-single-word="false" fo:text-indent="0in" style:auto-text-indent="false"/>
      <style:text-properties fo:color="#000000" style:font-name="Monospace" fo:font-size="10pt" officeooo:paragraph-rsid="002fba08" style:font-size-asian="10pt"/>
    </style:style>
    <style:style style:name="P66" style:family="paragraph" style:parent-style-name="Standard">
      <loext:graphic-properties draw:fill="none"/>
      <style:paragraph-properties fo:margin-left="0.5in" fo:margin-right="0in" fo:text-align="start" style:justify-single-word="false" fo:text-indent="0in" style:auto-text-indent="false"/>
      <style:text-properties fo:color="#000000" style:font-name="Monospace" fo:font-size="10pt" fo:font-weight="normal" officeooo:rsid="00221bc6" officeooo:paragraph-rsid="002a3d06" style:font-size-asian="10pt" style:font-weight-asian="normal" style:font-size-complex="12pt" style:font-weight-complex="normal"/>
    </style:style>
    <style:style style:name="P67" style:family="paragraph" style:parent-style-name="Standard">
      <loext:graphic-properties draw:fill="none"/>
      <style:paragraph-properties fo:margin-left="0.5in" fo:margin-right="0in" fo:text-align="start" style:justify-single-word="false" fo:text-indent="0in" style:auto-text-indent="false"/>
      <style:text-properties fo:color="#646464" style:font-name="Monospace" fo:font-size="10pt" officeooo:paragraph-rsid="002fba08" style:font-size-asian="10pt"/>
    </style:style>
    <style:style style:name="P68" style:family="paragraph" style:parent-style-name="Standard" style:master-page-name="">
      <loext:graphic-properties draw:fill="none"/>
      <style:paragraph-properties fo:margin-left="0.5in" fo:margin-right="0in" fo:text-indent="0in" style:auto-text-indent="false" style:page-number="auto"/>
      <style:text-properties fo:color="#646464" style:font-name="Monospace" fo:font-size="10pt" fo:font-weight="normal" officeooo:rsid="00221bc6" officeooo:paragraph-rsid="00221bc6" style:font-size-asian="10pt" style:font-weight-asian="normal" style:font-size-complex="12pt" style:font-weight-complex="normal"/>
    </style:style>
    <style:style style:name="P69" style:family="paragraph" style:parent-style-name="Standard" style:master-page-name="">
      <loext:graphic-properties draw:fill="none"/>
      <style:paragraph-properties fo:margin-left="0.5in" fo:margin-right="0in" fo:text-align="start" style:justify-single-word="false" fo:text-indent="0in" style:auto-text-indent="false" style:page-number="auto"/>
    </style:style>
    <style:style style:name="P70" style:family="paragraph" style:parent-style-name="Standard" style:master-page-name="">
      <loext:graphic-properties draw:fill="none"/>
      <style:paragraph-properties fo:margin-left="0.5in" fo:margin-right="0in" fo:text-align="start" style:justify-single-word="false" fo:text-indent="0in" style:auto-text-indent="false" style:page-number="auto"/>
      <style:text-properties officeooo:paragraph-rsid="002fba08"/>
    </style:style>
    <style:style style:name="P71" style:family="paragraph" style:parent-style-name="Standard" style:master-page-name="">
      <loext:graphic-properties draw:fill="none"/>
      <style:paragraph-properties fo:margin-left="0.5in" fo:margin-right="0in" fo:text-indent="0in" style:auto-text-indent="false" style:page-number="auto"/>
      <style:text-properties officeooo:rsid="002e2ec4" officeooo:paragraph-rsid="002e2ec4"/>
    </style:style>
    <style:style style:name="P72" style:family="paragraph" style:parent-style-name="Standard" style:master-page-name="">
      <loext:graphic-properties draw:fill="none"/>
      <style:paragraph-properties fo:margin-left="0.5in" fo:margin-right="0in" fo:text-align="justify" style:justify-single-word="false" fo:text-indent="0in" style:auto-text-indent="false" style:page-number="auto"/>
      <style:text-properties officeooo:rsid="002e718a" officeooo:paragraph-rsid="0030d56e"/>
    </style:style>
    <style:style style:name="P73" style:family="paragraph" style:parent-style-name="Standard" style:list-style-name="L1"/>
    <style:style style:name="P74" style:family="paragraph" style:parent-style-name="Standard" style:list-style-name="L1">
      <style:text-properties officeooo:paragraph-rsid="002a3d06"/>
    </style:style>
    <style:style style:name="P75" style:family="paragraph" style:parent-style-name="Standard" style:list-style-name="L1">
      <style:text-properties officeooo:rsid="00221bc6" officeooo:paragraph-rsid="00221bc6"/>
    </style:style>
    <style:style style:name="P76" style:family="paragraph" style:parent-style-name="Standard" style:list-style-name="L1">
      <style:text-properties officeooo:rsid="0022e334" officeooo:paragraph-rsid="0022e334"/>
    </style:style>
    <style:style style:name="P77" style:family="paragraph" style:parent-style-name="Standard" style:list-style-name="L1">
      <style:text-properties officeooo:rsid="0022e334" officeooo:paragraph-rsid="0023c986"/>
    </style:style>
    <style:style style:name="P78" style:family="paragraph" style:parent-style-name="Standard" style:list-style-name="L1">
      <style:text-properties fo:font-size="12pt" fo:font-weight="normal" officeooo:rsid="002a3d06" officeooo:paragraph-rsid="002a3d06" style:font-size-asian="12pt" style:font-weight-asian="normal" style:font-size-complex="12pt" style:font-weight-complex="normal"/>
    </style:style>
    <style:style style:name="P79" style:family="paragraph" style:parent-style-name="Standard" style:list-style-name="L1">
      <style:text-properties officeooo:rsid="002e2ec4" officeooo:paragraph-rsid="002e2ec4"/>
    </style:style>
    <style:style style:name="P80" style:family="paragraph" style:parent-style-name="Standard" style:list-style-name="L1">
      <style:text-properties officeooo:rsid="002fba08" officeooo:paragraph-rsid="002fba08"/>
    </style:style>
    <style:style style:name="P81" style:family="paragraph" style:parent-style-name="Standard" style:list-style-name="L1">
      <style:text-properties officeooo:rsid="00336a28" officeooo:paragraph-rsid="002fed74"/>
    </style:style>
    <style:style style:name="P82" style:family="paragraph" style:parent-style-name="Standard" style:list-style-name="L1">
      <style:text-properties officeooo:rsid="0031a3f9" officeooo:paragraph-rsid="002fed74"/>
    </style:style>
    <style:style style:name="P83" style:family="paragraph" style:parent-style-name="Standard" style:list-style-name="L1">
      <style:paragraph-properties fo:text-align="justify" style:justify-single-word="false"/>
      <style:text-properties officeooo:rsid="002e718a" officeooo:paragraph-rsid="0030d56e"/>
    </style:style>
    <style:style style:name="P84" style:family="paragraph" style:parent-style-name="Standard" style:list-style-name="L1">
      <style:text-properties officeooo:rsid="002e718a" officeooo:paragraph-rsid="003191a0"/>
    </style:style>
    <style:style style:name="P85" style:family="paragraph" style:parent-style-name="Standard" style:list-style-name="L1">
      <style:text-properties officeooo:rsid="003191a0" officeooo:paragraph-rsid="003191a0"/>
    </style:style>
    <style:style style:name="P86" style:family="paragraph" style:parent-style-name="Standard" style:master-page-name="">
      <style:paragraph-properties fo:margin-left="0.5118in" fo:margin-right="0in" fo:text-align="start" style:justify-single-word="false" fo:text-indent="0in" style:auto-text-indent="false" style:page-number="auto"/>
      <style:text-properties fo:color="#000000" style:font-name="Monospace" fo:font-size="10pt" fo:font-weight="normal" officeooo:rsid="002e2ec4" officeooo:paragraph-rsid="002fba08" style:font-size-asian="10pt" style:font-weight-asian="normal" style:font-size-complex="12pt" style:font-weight-complex="normal"/>
    </style:style>
    <style:style style:name="P87" style:family="paragraph" style:parent-style-name="Standard">
      <style:paragraph-properties fo:margin-left="0.5118in" fo:margin-right="0in" fo:text-align="start" style:justify-single-word="false" fo:text-indent="0in" style:auto-text-indent="false"/>
      <style:text-properties fo:color="#000000" style:font-name="Monospace" fo:font-size="10pt" officeooo:paragraph-rsid="003191a0" style:font-size-asian="10pt"/>
    </style:style>
    <style:style style:name="P88" style:family="paragraph" style:parent-style-name="Standard">
      <style:paragraph-properties fo:margin-left="0.5118in" fo:margin-right="0in" fo:text-align="start" style:justify-single-word="false" fo:text-indent="0in" style:auto-text-indent="false"/>
      <style:text-properties fo:color="#646464" style:font-name="Monospace" fo:font-size="10pt" officeooo:paragraph-rsid="003191a0" style:font-size-asian="10pt"/>
    </style:style>
    <style:style style:name="P8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0" style:family="paragraph" style:parent-style-name="Standard" style:master-page-name="Standard">
      <style:paragraph-properties fo:text-align="center" style:justify-single-word="false" style:page-number="auto"/>
      <style:text-properties fo:font-size="14pt" fo:font-weight="bold" officeooo:rsid="00328fc0" officeooo:paragraph-rsid="00328fc0" style:font-size-asian="14pt" style:font-weight-asian="bold" style:font-size-complex="14pt" style:font-weight-complex="bold"/>
    </style:style>
    <style:style style:name="T1" style:family="text">
      <style:text-properties fo:color="#000000" style:font-name="Monospace1" fo:font-size="10pt" style:font-size-asian="10pt"/>
    </style:style>
    <style:style style:name="T2" style:family="text">
      <style:text-properties fo:color="#000000" style:font-name="Monospace1" fo:font-size="10pt" fo:font-style="italic" style:font-size-asian="10pt" style:font-style-asian="italic"/>
    </style:style>
    <style:style style:name="T3" style:family="text">
      <style:text-properties fo:color="#000000" style:font-name="Monospace1" fo:font-size="10pt" fo:font-style="italic" officeooo:rsid="00304218" style:font-size-asian="10pt" style:font-style-asian="italic"/>
    </style:style>
    <style:style style:name="T4" style:family="text">
      <style:text-properties fo:color="#000000" style:font-name="Monospace1" fo:font-size="10pt" fo:font-style="italic" officeooo:rsid="003415c2" style:font-size-asian="10pt" style:font-style-asian="italic"/>
    </style:style>
    <style:style style:name="T5" style:family="text">
      <style:text-properties fo:color="#000000" style:font-name="Monospace1" fo:font-size="10pt" fo:font-style="italic" officeooo:rsid="0034d6f7" style:font-size-asian="10pt" style:font-style-asian="italic"/>
    </style:style>
    <style:style style:name="T6" style:family="text">
      <style:text-properties fo:color="#000000" style:font-name="Monospace1" fo:font-size="10pt" fo:font-style="italic" fo:font-weight="bold" style:font-size-asian="10pt" style:font-style-asian="italic" style:font-weight-asian="bold" style:font-weight-complex="bold"/>
    </style:style>
    <style:style style:name="T7" style:family="text">
      <style:text-properties fo:color="#000000" style:font-name="Monospace" fo:font-size="10pt" style:font-size-asian="10pt"/>
    </style:style>
    <style:style style:name="T8" style:family="text">
      <style:text-properties fo:color="#000000" style:font-name="Monospace" fo:font-size="10pt" fo:font-weight="normal" style:font-size-asian="10pt" style:font-weight-asian="normal" style:font-size-complex="12pt" style:font-weight-complex="normal"/>
    </style:style>
    <style:style style:name="T9" style:family="text">
      <style:text-properties fo:color="#000000" style:font-name="Monospace" fo:font-size="10pt" fo:font-weight="normal" officeooo:rsid="00221bc6" style:font-size-asian="10pt" style:font-weight-asian="normal" style:font-size-complex="12pt" style:font-weight-complex="normal"/>
    </style:style>
    <style:style style:name="T10" style:family="text">
      <style:text-properties fo:color="#000000" style:font-name="Monospace" fo:font-size="10pt" fo:font-weight="bold" style:font-size-asian="10pt" style:font-weight-asian="bold"/>
    </style:style>
    <style:style style:name="T11" style:family="text">
      <style:text-properties fo:color="#000000" style:font-name="Monospace" fo:font-size="10pt" fo:font-weight="bold" style:font-size-asian="10pt" style:font-weight-asian="bold" style:font-weight-complex="bold"/>
    </style:style>
    <style:style style:name="T12" style:family="text">
      <style:text-properties fo:color="#000000" style:font-name="Monospace" fo:font-size="10pt" fo:background-color="#e8f2fe" loext:char-shading-value="0" style:font-size-asian="10pt"/>
    </style:style>
    <style:style style:name="T13" style:family="text">
      <style:text-properties fo:color="#000000" style:font-name="Monospace" fo:font-size="10pt" fo:font-style="italic" officeooo:rsid="003191a0" style:font-size-asian="10pt" style:font-style-asian="italic"/>
    </style:style>
    <style:style style:name="T14" style:family="text">
      <style:text-properties fo:color="#000000" fo:font-size="10pt" style:font-size-asian="10pt"/>
    </style:style>
    <style:style style:name="T15" style:family="text">
      <style:text-properties fo:color="#000000" fo:font-size="10pt" fo:font-weight="bold" style:font-size-asian="10pt" style:font-weight-asian="bold" style:font-weight-complex="bold"/>
    </style:style>
    <style:style style:name="T16" style:family="text">
      <style:text-properties fo:color="#646464" style:font-name="Monospace1" fo:font-size="10pt" style:font-size-asian="10pt"/>
    </style:style>
    <style:style style:name="T17" style:family="text">
      <style:text-properties fo:color="#646464" style:font-name="Monospace"/>
    </style:style>
    <style:style style:name="T18" style:family="text">
      <style:text-properties fo:color="#646464" style:font-name="Monospace" fo:font-size="10pt" style:font-size-asian="10pt"/>
    </style:style>
    <style:style style:name="T19" style:family="text">
      <style:text-properties fo:color="#646464" style:font-name="Monospace" fo:font-size="10pt" fo:font-weight="normal" officeooo:rsid="00221bc6" style:font-size-asian="10pt" style:font-weight-asian="normal" style:font-size-complex="12pt" style:font-weight-complex="normal"/>
    </style:style>
    <style:style style:name="T20" style:family="text">
      <style:text-properties fo:color="#646464" style:font-name="Monospace" fo:font-size="10pt" fo:font-weight="bold" style:font-size-asian="10pt" style:font-weight-asian="bold" style:font-weight-complex="bold"/>
    </style:style>
    <style:style style:name="T21" style:family="text">
      <style:text-properties fo:color="#646464" fo:font-size="10pt" fo:font-style="italic" style:font-size-asian="10pt" style:font-style-asian="italic"/>
    </style:style>
    <style:style style:name="T22" style:family="text">
      <style:text-properties fo:color="#646464" fo:font-size="10pt" style:font-size-asian="10pt"/>
    </style:style>
    <style:style style:name="T23" style:family="text">
      <style:text-properties fo:color="#646464" fo:font-size="10pt" fo:font-weight="bold" style:font-size-asian="10pt" style:font-weight-asian="bold" style:font-weight-complex="bold"/>
    </style:style>
    <style:style style:name="T24" style:family="text">
      <style:text-properties fo:color="#0000c0" style:font-name="Monospace1" fo:font-size="10pt" fo:font-style="italic" style:font-size-asian="10pt" style:font-style-asian="italic"/>
    </style:style>
    <style:style style:name="T25" style:family="text">
      <style:text-properties fo:color="#0000c0" style:font-name="Monospace1" fo:font-size="10pt" fo:font-style="italic" fo:background-color="#e8f2fe" loext:char-shading-value="0" style:font-size-asian="10pt" style:font-style-asian="italic"/>
    </style:style>
    <style:style style:name="T26" style:family="text">
      <style:text-properties fo:color="#0000c0" style:font-name="Monospace1" fo:font-size="10pt" style:font-size-asian="10pt"/>
    </style:style>
    <style:style style:name="T27" style:family="text">
      <style:text-properties fo:color="#0000c0" style:font-name="Monospace" fo:font-size="10pt" fo:font-style="italic" fo:font-weight="bold" style:font-size-asian="10pt" style:font-style-asian="italic" style:font-weight-asian="bold"/>
    </style:style>
    <style:style style:name="T28" style:family="text">
      <style:text-properties fo:color="#0000c0" style:font-name="Monospace" fo:font-size="10pt" fo:font-style="italic" fo:font-weight="bold" style:font-size-asian="10pt" style:font-style-asian="italic" style:font-weight-asian="bold" style:font-weight-complex="bold"/>
    </style:style>
    <style:style style:name="T29" style:family="text">
      <style:text-properties fo:color="#0000c0" style:font-name="Monospace" fo:font-size="10pt" fo:font-style="italic" style:font-size-asian="10pt" style:font-style-asian="italic"/>
    </style:style>
    <style:style style:name="T30" style:family="text">
      <style:text-properties fo:color="#0000c0" style:font-name="Monospace" fo:font-size="10pt" style:font-size-asian="10pt"/>
    </style:style>
    <style:style style:name="T31" style:family="text">
      <style:text-properties fo:color="#0000c0" style:font-name="Monospace" fo:font-size="10pt" fo:background-color="#e8f2fe" loext:char-shading-value="0" style:font-size-asian="10pt"/>
    </style:style>
    <style:style style:name="T32" style:family="text">
      <style:text-properties fo:color="#0000c0" fo:font-size="10pt" style:font-size-asian="10pt"/>
    </style:style>
    <style:style style:name="T33" style:family="text">
      <style:text-properties fo:color="#7f0055" style:font-name="Monospace1" fo:font-size="10pt" fo:font-weight="bold" style:font-size-asian="10pt" style:font-weight-asian="bold"/>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size="10pt" fo:font-weight="bold" style:font-size-asian="10pt" style:font-weight-asian="bold" style:font-weight-complex="bold"/>
    </style:style>
    <style:style style:name="T36" style:family="text">
      <style:text-properties fo:color="#7f0055" style:font-name="Monospace" fo:font-size="10pt" fo:font-weight="bold" fo:background-color="#e8f2fe" loext:char-shading-value="0" style:font-size-asian="10pt" style:font-weight-asian="bold"/>
    </style:style>
    <style:style style:name="T37" style:family="text">
      <style:text-properties fo:color="#7f0055" style:font-name="Monospace" fo:font-size="10pt" fo:font-style="italic" fo:font-weight="bold" officeooo:rsid="003191a0" style:font-size-asian="10pt" style:font-style-asian="italic" style:font-weight-asian="bold"/>
    </style:style>
    <style:style style:name="T38" style:family="text">
      <style:text-properties fo:color="#7f0055" style:font-name="Monospace" fo:font-weight="bold" style:font-weight-asian="bold"/>
    </style:style>
    <style:style style:name="T39" style:family="text">
      <style:text-properties fo:color="#7f0055" fo:font-size="10pt" fo:font-weight="bold" style:font-size-asian="10pt" style:font-weight-asian="bold"/>
    </style:style>
    <style:style style:name="T40" style:family="text">
      <style:text-properties fo:color="#7f0055" fo:font-size="10pt" fo:font-weight="bold" style:font-size-asian="10pt" style:font-weight-asian="bold" style:font-weight-complex="bold"/>
    </style:style>
    <style:style style:name="T41" style:family="text">
      <style:text-properties fo:color="#2a00ff" style:font-name="Monospace1" fo:font-size="10pt" style:font-size-asian="10pt"/>
    </style:style>
    <style:style style:name="T42" style:family="text">
      <style:text-properties fo:color="#2a00ff" style:font-name="Monospace" fo:font-size="10pt" style:font-size-asian="10pt"/>
    </style:style>
    <style:style style:name="T43" style:family="text">
      <style:text-properties fo:color="#2a00ff" style:font-name="Monospace" fo:font-size="10pt" fo:font-weight="bold" style:font-size-asian="10pt" style:font-weight-asian="bold" style:font-weight-complex="bold"/>
    </style:style>
    <style:style style:name="T44" style:family="text">
      <style:text-properties fo:color="#2a00ff" fo:font-size="10pt" style:font-size-asian="10pt"/>
    </style:style>
    <style:style style:name="T45" style:family="text">
      <style:text-properties fo:color="#2a00ff" fo:font-size="10pt" officeooo:rsid="0034d6f7" style:font-size-asian="10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179536" style:font-size-asian="12pt" style:font-weight-asian="normal" style:font-size-complex="12pt" style:font-weight-complex="normal"/>
    </style:style>
    <style:style style:name="T48" style:family="text">
      <style:text-properties fo:font-size="12pt" fo:font-weight="normal" officeooo:rsid="0023c986" style:font-size-asian="12pt" style:font-weight-asian="normal" style:font-size-complex="12pt" style:font-weight-complex="normal"/>
    </style:style>
    <style:style style:name="T49" style:family="text">
      <style:text-properties fo:color="#6a3e3e" style:font-name="Monospace" fo:font-size="10pt" style:font-size-asian="10pt"/>
    </style:style>
    <style:style style:name="T50" style:family="text">
      <style:text-properties style:font-name="Monospa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Java Bean HowTo</text:p>
      <text:p text:style-name="P56"/>
      <text:list xml:id="list1260135393320659430" text:style-name="L1">
        <text:list-item>
          <text:p text:style-name="P73">@ManyToOne adatkapcsolat esetén automatikusan készül egy join tábla. Hogy ezt elkerüljük szükség van egy annotációra és ebben az esetben nem készül join tábla, hanem az adott táblában jön létre egy idegen kulcs mező:</text:p>
        </text:list-item>
      </text:list>
      <text:p text:style-name="Standard"/>
      <text:p text:style-name="P44"><text:span text:style-name="T16">@ManyToOne</text:span><text:span text:style-name="T1">(optional = </text:span><text:span text:style-name="T33">false</text:span><text:span text:style-name="T1">)</text:span></text:p>
      <text:p text:style-name="P44"><text:span text:style-name="T16">@JoinColumn</text:span><text:span text:style-name="T1">(name=</text:span><text:span text:style-name="T41">"szerkezeti_elem_id"</text:span><text:span text:style-name="T1">)</text:span></text:p>
      <text:p text:style-name="P44"><text:span text:style-name="T33">private</text:span><text:span text:style-name="T1"> SzerkezetiElem </text:span><text:span text:style-name="T26">szerkezetiElem</text:span></text:p>
      <text:p text:style-name="P45"/>
      <text:list xml:id="list111940717340495" text:continue-numbering="true" text:style-name="L1">
        <text:list-item>
          <text:p text:style-name="P75"><text:span text:style-name="T47">A</text:span><text:span text:style-name="T46">utomatikus Id definiálása</text:span></text:p>
        </text:list-item>
      </text:list>
      <text:p text:style-name="P68">@Id</text:p>
      <text:p text:style-name="P60"><text:span text:style-name="T18">@GeneratedValue</text:span><text:span text:style-name="T7">(strategy=GenerationType.</text:span><text:span text:style-name="T27">AUTO</text:span><text:span text:style-name="T7">, generator=</text:span><text:span text:style-name="T42">"user_id_seq_gen"</text:span><text:span text:style-name="T7">)</text:span></text:p>
      <text:p text:style-name="P60"><text:span text:style-name="T18">@SequenceGenerator</text:span><text:span text:style-name="T7">(allocationSize=1,initialValue=1,name=</text:span><text:span text:style-name="T42">"user_id_seq_gen"</text:span><text:span text:style-name="T7">, sequenceName=</text:span><text:span text:style-name="T42">"user_id_seq"</text:span><text:span text:style-name="T7">)</text:span></text:p>
      <text:p text:style-name="P59"><text:span text:style-name="T18">@Column</text:span><text:span text:style-name="T7">(name=</text:span><text:span text:style-name="T42">"id"</text:span><text:span text:style-name="T7">)</text:span></text:p>
      <text:p text:style-name="P59"><text:span text:style-name="T34">public</text:span><text:span text:style-name="T7"> </text:span><text:span text:style-name="T34">int</text:span><text:span text:style-name="T7"> getId() {</text:span></text:p>
      <text:p text:style-name="P59"><text:span text:style-name="T7"><text:tab/></text:span><text:span text:style-name="T34">return</text:span><text:span text:style-name="T7"> </text:span><text:span text:style-name="T30">id</text:span><text:span text:style-name="T7">;</text:span></text:p>
      <text:p text:style-name="P64">}</text:p>
      <text:p text:style-name="P46"/>
      <text:list xml:id="list111940096414323" text:continue-numbering="true" text:style-name="L1">
        <text:list-item>
          <text:p text:style-name="P76"><text:span text:style-name="T47">E</text:span><text:span text:style-name="T46">gyedi és kötelező tartalmú mező definálása</text:span></text:p>
        </text:list-item>
      </text:list>
      <text:p text:style-name="P52"/>
      <text:p text:style-name="P47"><text:span text:style-name="T8"><text:tab/></text:span><text:span text:style-name="T20">@Column</text:span><text:span text:style-name="T11">(nullable=</text:span><text:span text:style-name="T35">false</text:span><text:span text:style-name="T11">, unique=</text:span><text:span text:style-name="T35">true</text:span><text:span text:style-name="T11">)</text:span></text:p>
      <text:p text:style-name="P1"><text:span text:style-name="T7"><text:tab/></text:span><text:span text:style-name="T34">public</text:span><text:span text:style-name="T7"> String getName() {</text:span></text:p>
      <text:p text:style-name="P1"><text:span text:style-name="T7"><text:tab/><text:tab/></text:span><text:span text:style-name="T34">return</text:span><text:span text:style-name="T7"> </text:span><text:span text:style-name="T30">name</text:span><text:span text:style-name="T7">;</text:span></text:p>
      <text:p text:style-name="P5"><text:tab/>}</text:p>
      <text:p text:style-name="P50"/>
      <text:list xml:id="list111939292098703" text:continue-numbering="true" text:style-name="L1">
        <text:list-item>
          <text:p text:style-name="P77"><text:span text:style-name="T48">Enum</text:span><text:span text:style-name="T46"> tartalmú mező definálása</text:span></text:p>
        </text:list-item>
      </text:list>
      <text:p text:style-name="P53"/>
      <text:p text:style-name="P48"><text:span text:style-name="T9"><text:tab/></text:span><text:span text:style-name="T18">@Column</text:span><text:span text:style-name="T7">(nullable=</text:span><text:span text:style-name="T34">false</text:span><text:span text:style-name="T7">)</text:span></text:p>
      <text:p text:style-name="P1"><text:span text:style-name="T7"><text:tab/></text:span><text:span text:style-name="T20">@Enumerated</text:span><text:span text:style-name="T11">(EnumType.</text:span><text:span text:style-name="T28">ORDINAL</text:span><text:span text:style-name="T11">)</text:span></text:p>
      <text:p text:style-name="P1"><text:span text:style-name="T7"><text:tab/></text:span><text:span text:style-name="T34">public</text:span><text:span text:style-name="T7"> Status getStatus() {</text:span></text:p>
      <text:p text:style-name="P1"><text:span text:style-name="T7"><text:tab/><text:tab/></text:span><text:span text:style-name="T34">return</text:span><text:span text:style-name="T7"> </text:span><text:span text:style-name="T30">status</text:span><text:span text:style-name="T7">;</text:span></text:p>
      <text:p text:style-name="P5"><text:tab/>}</text:p>
      <text:p text:style-name="P1"><text:span text:style-name="T7"><text:tab/></text:span><text:span text:style-name="T34">public</text:span><text:span text:style-name="T7"> </text:span><text:span text:style-name="T34">void</text:span><text:span text:style-name="T7"> setStatus(Status </text:span><text:span text:style-name="T49">status</text:span><text:span text:style-name="T7">) {</text:span></text:p>
      <text:p text:style-name="P1"><text:span text:style-name="T7"><text:tab/><text:tab/></text:span><text:span text:style-name="T34">this</text:span><text:span text:style-name="T7">.</text:span><text:span text:style-name="T30">status</text:span><text:span text:style-name="T7"> = </text:span><text:span text:style-name="T49">status</text:span><text:span text:style-name="T7">;</text:span></text:p>
      <text:p text:style-name="P5"><text:tab/>}</text:p>
      <text:p text:style-name="P55"/>
      <text:list xml:id="list111940598660773" text:continue-numbering="true" text:style-name="L1">
        <text:list-item>
          <text:p text:style-name="P78">Mezők indexelése</text:p>
        </text:list-item>
      </text:list>
      <text:p text:style-name="P54"/>
      <text:p text:style-name="P49"><text:span text:style-name="T9"><text:tab/></text:span><text:span text:style-name="T19">@Entity</text:span></text:p>
      <text:p text:style-name="P69"><text:span text:style-name="T18">@Table</text:span><text:span text:style-name="T7">(name=</text:span><text:span text:style-name="T42">"rolefeatureright"</text:span><text:span text:style-name="T7">)</text:span></text:p>
      <text:p text:style-name="P63"><text:span text:style-name="T18">@Index</text:span><text:span text:style-name="T7">(columnNames={</text:span><text:span text:style-name="T42">"role"</text:span><text:span text:style-name="T7">, </text:span><text:span text:style-name="T42">"featureRight"</text:span><text:span text:style-name="T7">})</text:span></text:p>
      <text:p text:style-name="P59"><text:span text:style-name="T34">public</text:span><text:span text:style-name="T7"> </text:span><text:span text:style-name="T34">class</text:span><text:span text:style-name="T7"> RoleFeatureRight </text:span><text:span text:style-name="T34">implements</text:span><text:span text:style-name="T7"> Serializable{</text:span></text:p>
      <text:p text:style-name="P62"/>
      <text:p text:style-name="P59"><text:span text:style-name="T7"><text:tab/></text:span><text:span text:style-name="T34">private</text:span><text:span text:style-name="T7"> </text:span><text:span text:style-name="T34">static</text:span><text:span text:style-name="T7"> </text:span><text:span text:style-name="T34">final</text:span><text:span text:style-name="T7"> </text:span><text:span text:style-name="T34">long</text:span><text:span text:style-name="T7"> </text:span><text:span text:style-name="T27">serialVersionUID</text:span><text:span text:style-name="T7"> = 9220363710862227424L;</text:span></text:p>
      <text:p text:style-name="P64"><text:tab/></text:p>
      <text:p text:style-name="P59"><text:span text:style-name="T7"><text:tab/></text:span><text:span text:style-name="T34">private</text:span><text:span text:style-name="T7"> </text:span><text:span text:style-name="T34">int</text:span><text:span text:style-name="T7"> </text:span><text:span text:style-name="T30">id</text:span><text:span text:style-name="T7">;</text:span></text:p>
      <text:p text:style-name="P59"><text:span text:style-name="T7"><text:tab/></text:span><text:span text:style-name="T34">private</text:span><text:span text:style-name="T7"> Role </text:span><text:span text:style-name="T30">role</text:span><text:span text:style-name="T7">;</text:span></text:p>
      <text:p text:style-name="P59"><text:span text:style-name="T7"><text:tab/></text:span><text:span text:style-name="T34">private</text:span><text:span text:style-name="T7"> FeatureRight </text:span><text:span text:style-name="T30">featureRight</text:span><text:span text:style-name="T7">;</text:span></text:p>
      <text:p text:style-name="P66"/>
      <text:p text:style-name="P7"><text:tab/></text:p>
      <text:list xml:id="list111941011831100" text:continue-numbering="true" text:style-name="L1">
        <text:list-item>
          <text:p text:style-name="P74"><text:soft-page-break/>A Date, Timestamp típusú mezőknek JPA alatt el kell látni @Temporal annotációval</text:p>
        </text:list-item>
      </text:list>
      <text:p text:style-name="P14"/>
      <text:p text:style-name="P25"><text:span text:style-name="T16">@Temporal</text:span><text:span text:style-name="T1">(TemporalType.</text:span><text:span text:style-name="T24">TIMESTAMP</text:span><text:span text:style-name="T2">)</text:span></text:p>
      <text:p text:style-name="P7"/>
      <text:p text:style-name="P51"/>
      <text:list xml:id="list111939703908688" text:continue-numbering="true" text:style-name="L1">
        <text:list-item>
          <text:p text:style-name="P79">Egy ősosztályban definiált mezők</text:p>
        </text:list-item>
      </text:list>
      <text:p text:style-name="P71">Az ősosztályt @MappedSuperclass annotation-nal kell ellátni</text:p>
      <text:p text:style-name="P15"/>
      <text:p text:style-name="P22">@MappedSuperclass</text:p>
      <text:p text:style-name="P26"><text:span text:style-name="T34">public</text:span><text:span text:style-name="T7"> </text:span><text:span text:style-name="T34">abstract</text:span><text:span text:style-name="T7"> </text:span><text:span text:style-name="T34">class</text:span><text:span text:style-name="T7"> HistoryMappedSuperclass </text:span><text:span text:style-name="T34">implements</text:span><text:span text:style-name="T7"> Serializable{<text:tab/></text:span><text:span text:style-name="T34">private</text:span><text:span text:style-name="T7"> </text:span><text:span text:style-name="T34">static</text:span><text:span text:style-name="T7"> </text:span><text:span text:style-name="T34">final</text:span><text:span text:style-name="T7"> </text:span><text:span text:style-name="T34">long</text:span><text:span text:style-name="T7"> </text:span><text:span text:style-name="T27">serialVersionUID</text:span><text:span text:style-name="T7"> = -7475491103263566166L;<text:tab/></text:span><text:span text:style-name="T34">private</text:span><text:span text:style-name="T7"> Calendar </text:span><text:span text:style-name="T30">capturedAt</text:span><text:span text:style-name="T7">;</text:span></text:p>
      <text:p text:style-name="P26"><text:span text:style-name="T7"><text:tab/></text:span><text:span text:style-name="T34">private</text:span><text:span text:style-name="T7"> User </text:span><text:span text:style-name="T30">capturedBy</text:span><text:span text:style-name="T7">;</text:span></text:p>
      <text:p text:style-name="P18"/>
      <text:list xml:id="list111940495886273" text:continue-numbering="true" text:style-name="L1">
        <text:list-item>
          <text:p text:style-name="P80">Id szerint sorrendezett listát adó paraméterezett query egy sessionban</text:p>
        </text:list-item>
      </text:list>
      <text:p text:style-name="P86"><text:tab/><text:tab/></text:p>
      <text:p text:style-name="P70"><text:span text:style-name="T7">Query </text:span><text:span text:style-name="T49">q</text:span><text:span text:style-name="T7"> = </text:span><text:span text:style-name="T30">em</text:span><text:span text:style-name="T7">.createQuery(</text:span><text:span text:style-name="T42">"SELECT r FROM Role r WHERE r.original= :</text:span><text:span text:style-name="T43">role</text:span><text:span text:style-name="T42"> ORDER by r.</text:span><text:span text:style-name="T43">id</text:span><text:span text:style-name="T42">"</text:span><text:span text:style-name="T7">);</text:span></text:p>
      <text:p text:style-name="P61"><text:span text:style-name="T49">q</text:span><text:span text:style-name="T7">.setParameter(</text:span><text:span text:style-name="T42">"</text:span><text:span text:style-name="T43">role</text:span><text:span text:style-name="T42">"</text:span><text:span text:style-name="T7">, </text:span><text:span text:style-name="T49">role</text:span><text:span text:style-name="T7">);</text:span></text:p>
      <text:p text:style-name="P67"/>
      <text:p text:style-name="P61"><text:span text:style-name="T18">@SuppressWarnings</text:span><text:span text:style-name="T7">(</text:span><text:span text:style-name="T42">"unchecked"</text:span><text:span text:style-name="T7">)</text:span></text:p>
      <text:p text:style-name="P1"><text:span text:style-name="T7"><text:tab/>List&lt;Role&gt; </text:span><text:span text:style-name="T49">roleList</text:span><text:span text:style-name="T7"> = </text:span><text:span text:style-name="T49">q</text:span><text:span text:style-name="T7">.</text:span><text:span text:style-name="T11">getResultList</text:span><text:span text:style-name="T7">();</text:span></text:p>
      <text:p text:style-name="P65"/>
      <text:p text:style-name="P11"/>
      <text:list xml:id="list111940340740652" text:continue-numbering="true" text:style-name="L1">
        <text:list-item>
          <text:p text:style-name="P81">Composite Unique constraint</text:p>
        </text:list-item>
      </text:list>
      <text:p text:style-name="P16"/>
      <text:p text:style-name="P40"><text:span text:style-name="T19">@Table</text:span><text:span text:style-name="T7">(</text:span></text:p>
      <text:p text:style-name="P2"><text:span text:style-name="T7"><text:tab/><text:tab/>name=</text:span><text:span text:style-name="T42">"role"</text:span><text:span text:style-name="T7">, <text:s/></text:span></text:p>
      <text:p text:style-name="P2"><text:span text:style-name="T7"><text:tab/><text:tab/>uniqueConstraints=</text:span><text:span text:style-name="T18">@UniqueConstraint</text:span><text:span text:style-name="T7">(columnNames={</text:span><text:span text:style-name="T42">"name"</text:span><text:span text:style-name="T7">, </text:span><text:span text:style-name="T42">"deleted"</text:span><text:span text:style-name="T7">}))</text:span></text:p>
      <text:p text:style-name="P19"/>
      <text:list xml:id="list111939800404191" text:continue-numbering="true" text:style-name="L1">
        <text:list-item>
          <text:p text:style-name="P82">Default érték az entity mezőjének</text:p>
        </text:list-item>
      </text:list>
      <text:p text:style-name="P57"/>
      <text:p text:style-name="P33">Boolean esetén nem adhatjuk meg az annotation-ban, mert az adatbázis függő szintaktikát igényel. Helyett inkább:</text:p>
      <text:p text:style-name="P34"/>
      <text:p text:style-name="P31"/>
      <text:p text:style-name="P40"><text:span text:style-name="T36">private</text:span><text:span text:style-name="T12"> Boolean </text:span><text:span text:style-name="T31">deleted</text:span><text:span text:style-name="T12">;</text:span></text:p>
      <text:p text:style-name="P31"/>
      <text:p text:style-name="P40"><text:span text:style-name="T18">@Column</text:span><text:span text:style-name="T7">(name=</text:span><text:span text:style-name="T42">"deleted"</text:span><text:span text:style-name="T7">, nullable=</text:span><text:span text:style-name="T34">false</text:span><text:span text:style-name="T7">)</text:span></text:p>
      <text:p text:style-name="P2"><text:span text:style-name="T7"><text:tab/></text:span><text:span text:style-name="T34">public</text:span><text:span text:style-name="T7"> Boolean getDeleted() {</text:span></text:p>
      <text:p text:style-name="P2"><text:span text:style-name="T7"><text:tab/><text:tab/></text:span><text:span text:style-name="T34">return</text:span><text:span text:style-name="T7"> </text:span><text:span text:style-name="T30">deleted</text:span><text:span text:style-name="T7">;</text:span></text:p>
      <text:p text:style-name="P6"><text:tab/>}</text:p>
      <text:p text:style-name="P2"><text:span text:style-name="T7"><text:tab/></text:span><text:span text:style-name="T34">public</text:span><text:span text:style-name="T7"> </text:span><text:span text:style-name="T34">void</text:span><text:span text:style-name="T7"> setDeleted(Boolean </text:span><text:span text:style-name="T49">deleted</text:span><text:span text:style-name="T7">) {</text:span></text:p>
      <text:p text:style-name="P2"><text:span text:style-name="T7"><text:tab/><text:tab/></text:span><text:span text:style-name="T34">this</text:span><text:span text:style-name="T7">.</text:span><text:span text:style-name="T30">deleted</text:span><text:span text:style-name="T7"> = </text:span><text:span text:style-name="T49">deleted</text:span><text:span text:style-name="T7">;</text:span></text:p>
      <text:p text:style-name="P6"><text:tab/>}</text:p>
      <text:p text:style-name="P31"/>
      <text:p text:style-name="P23">@PrePersist</text:p>
      <text:p text:style-name="P2"><text:span text:style-name="T7"><text:tab/></text:span><text:span text:style-name="T34">public</text:span><text:span text:style-name="T7"> </text:span><text:span text:style-name="T34">void</text:span><text:span text:style-name="T7"> prePersist(){</text:span></text:p>
      <text:p text:style-name="P2"><text:span text:style-name="T7"><text:tab/> <text:s text:c="3"/></text:span><text:span text:style-name="T34">if</text:span><text:span text:style-name="T7"> ( getDeleted() == </text:span><text:span text:style-name="T34">null</text:span><text:span text:style-name="T7"> ){</text:span></text:p>
      <text:p text:style-name="P2"><text:span text:style-name="T7"><text:tab/> <text:s text:c="7"/>setDeleted( </text:span><text:span text:style-name="T34">false</text:span><text:span text:style-name="T7"> );</text:span></text:p>
      <text:p text:style-name="P6"><text:tab/> <text:s text:c="3"/>}</text:p>
      <text:p text:style-name="P6"><text:tab/>}</text:p>
      <text:p text:style-name="P39"/>
      <text:p text:style-name="P32"/>
      <text:p text:style-name="P19"><text:soft-page-break/></text:p>
      <text:list xml:id="list111939556677101" text:continue-numbering="true" text:style-name="L1">
        <text:list-item>
          <text:p text:style-name="P81">Composite Unique constraint</text:p>
        </text:list-item>
      </text:list>
      <text:p text:style-name="P12"/>
      <text:p text:style-name="P40"><text:span text:style-name="T19">@Table</text:span><text:span text:style-name="T7">(</text:span></text:p>
      <text:p text:style-name="P2"><text:span text:style-name="T7"><text:tab/><text:tab/>name=</text:span><text:span text:style-name="T42">"role"</text:span><text:span text:style-name="T7">, <text:s/></text:span></text:p>
      <text:p text:style-name="P2"><text:span text:style-name="T7"><text:tab/><text:tab/>uniqueConstraints=</text:span><text:span text:style-name="T18">@UniqueConstraint</text:span><text:span text:style-name="T7">(columnNames={</text:span><text:span text:style-name="T42">"name"</text:span><text:span text:style-name="T7">, </text:span><text:span text:style-name="T42">"deleted"</text:span><text:span text:style-name="T7">}))</text:span></text:p>
      <text:p text:style-name="P24"/>
      <text:p text:style-name="P20"/>
      <text:list xml:id="list111940502508775" text:continue-numbering="true" text:style-name="L1">
        <text:list-item>
          <text:p text:style-name="P83">A session alatt megváltozik az adatbázis tartalma amiről a session nem értesülhet, ezért a következő em.find() hatására a cache-ből vett értéke nem a valóságot mutatja. Ez tipikusan tesztelés esetén fordulhat elő, amikor a session alól kitöröljuk az adatbázist és új adatokka töltjük fel.</text:p>
        </text:list-item>
      </text:list>
      <text:p text:style-name="P72">Megoldás: az EntityManager-en kereszüli cache ürítés</text:p>
      <text:p text:style-name="P17"/>
      <text:p text:style-name="P27"><text:span text:style-name="T25">em</text:span><text:span text:style-name="T12">.getEntityManagerFactory().getCache().evictAll();<text:tab/></text:span></text:p>
      <text:p text:style-name="P38"/>
      <text:p text:style-name="P21"/>
      <text:list xml:id="list111939851932158" text:continue-numbering="true" text:style-name="L1">
        <text:list-item>
          <text:p text:style-name="P84">Végtelen ciklusba kerül a java objektumból JSONObject-et gyártás</text:p>
        </text:list-item>
      </text:list>
      <text:p text:style-name="P13"/>
      <text:p text:style-name="P28"><text:span text:style-name="T2">ObjectMapper </text:span><text:span text:style-name="T49">mapper</text:span><text:span text:style-name="T7"> = </text:span><text:span text:style-name="T34">new</text:span><text:span text:style-name="T7"> ObjectMapper();</text:span></text:p>
      <text:p text:style-name="P3"><text:span text:style-name="T7"><text:tab/></text:span><text:span text:style-name="T49">requestBean</text:span><text:span text:style-name="T7"> = </text:span><text:span text:style-name="T49">mapper</text:span><text:span text:style-name="T7">.writeValueAsString(</text:span><text:span text:style-name="T49">object</text:span><text:span text:style-name="T7">);</text:span></text:p>
      <text:p text:style-name="P42"><text:span text:style-name="T2">//</text:span><text:span text:style-name="T3">Itt előfordulhat, hogy ha az objektum egy eleme egy olyan objektum, ami tartalmazza valamelyik elemében ezt az objektumot, akko</text:span><text:span text:style-name="T4">r</text:span><text:span text:style-name="T3"> végelen ciklus alakul ki és exceptionnal elszáll a hívás</text:span></text:p>
      <text:p text:style-name="P43"><text:span text:style-name="T2">Megoldás: </text:span><text:span text:style-name="T6">@JsonIdentityInfo</text:span><text:span text:style-name="T2">. </text:span><text:span text:style-name="T5">Az objektumra való első hivatkozáskor részletesen kiírja az objektum elemeit, de következő helyen ahol szintén erre az objektumra történik hivatkozás, már csak az azonosítóját írja ki, esetünkben a jsonId-t</text:span></text:p>
      <text:p text:style-name="P35"/>
      <text:p text:style-name="P41"><text:span text:style-name="T21">@ManyToOne</text:span><text:span text:style-name="T14">(optional=</text:span><text:span text:style-name="T39">true</text:span><text:span text:style-name="T14">)</text:span></text:p>
      <text:p text:style-name="P9"><text:span text:style-name="T14"><text:tab/></text:span><text:span text:style-name="T22">@JoinColumn</text:span><text:span text:style-name="T14">(name=</text:span><text:span text:style-name="T44">"capturedby_id"</text:span><text:span text:style-name="T14">, nullable=</text:span><text:span text:style-name="T39">true</text:span><text:span text:style-name="T14">)</text:span></text:p>
      <text:p text:style-name="P9"><text:span text:style-name="T14"><text:tab/></text:span><text:span text:style-name="T23">@JsonIdentityInfo</text:span><text:span text:style-name="T15">(generator = ObjectIdGenerators.PropertyGenerator.</text:span><text:span text:style-name="T40">class</text:span><text:span text:style-name="T15">,</text:span></text:p>
      <text:p text:style-name="P10"><text:span text:style-name="T14"><text:tab/> <text:s text:c="7"/>property = </text:span><text:span text:style-name="T44">"</text:span><text:span text:style-name="T45">jsonId</text:span><text:span text:style-name="T44">"</text:span><text:span text:style-name="T14">)</text:span></text:p>
      <text:p text:style-name="P9"><text:span text:style-name="T14"><text:tab/></text:span><text:span text:style-name="T39">public</text:span><text:span text:style-name="T14"> User getCapturedBy(){</text:span></text:p>
      <text:p text:style-name="P9"><text:span text:style-name="T14"><text:tab/><text:tab/></text:span><text:span text:style-name="T39">return</text:span><text:span text:style-name="T14"> </text:span><text:span text:style-name="T32">capturedBy</text:span><text:span text:style-name="T14">;</text:span></text:p>
      <text:p text:style-name="P8"><text:tab/>}</text:p>
      <text:p text:style-name="P51"/>
      <text:list xml:id="list111941303391400" text:continue-numbering="true" text:style-name="L1">
        <text:list-item>
          <text:p text:style-name="P85">Json mező átalakítása (Calendar → formatted Date)</text:p>
        </text:list-item>
      </text:list>
      <text:p text:style-name="P58"/>
      <text:p text:style-name="P36">A Calendar típusú mező json-ná alakítás után egy hosszú számsor lesz alapesetben. Megoldás: JsonSerializer</text:p>
      <text:p text:style-name="P36"/>
      <text:p text:style-name="P36"/>
      <text:p text:style-name="P28"><text:span text:style-name="T37">public</text:span><text:span text:style-name="T13"> </text:span><text:span text:style-name="T37">class</text:span><text:span text:style-name="T13"> JsonCalendarFormatter </text:span><text:span text:style-name="T37">extends</text:span><text:span text:style-name="T13"> JsonSerializer&lt;Calendar&gt; {</text:span></text:p>
      <text:p text:style-name="P28"><text:span text:style-name="T10"><text:tab/></text:span><text:span text:style-name="T34">private</text:span><text:span text:style-name="T7"> </text:span><text:span text:style-name="T34">static</text:span><text:span text:style-name="T7"> SimpleDateFormat </text:span><text:span text:style-name="T29">formatter</text:span><text:span text:style-name="T7"> = </text:span><text:span text:style-name="T34">new</text:span><text:span text:style-name="T7"> SimpleDateFormat(</text:span><text:span text:style-name="T42">"yyyy-MM-dd hh:mm:ss"</text:span><text:span text:style-name="T7">);</text:span></text:p>
      <text:p text:style-name="P87"/>
      <text:p text:style-name="P88"><text:tab/>@Override</text:p>
      <text:p text:style-name="P29"><text:span text:style-name="T34"><text:tab/>public</text:span><text:span text:style-name="T7"> </text:span><text:span text:style-name="T34">void </text:span><text:span text:style-name="T7">serialize(</text:span></text:p>
      <text:p text:style-name="P29"><text:span text:style-name="T7"><text:tab/><text:tab/>Calendar </text:span><text:span text:style-name="T49">value</text:span><text:span text:style-name="T7">, JsonGenerator </text:span><text:span text:style-name="T49">gen</text:span><text:span text:style-name="T7">, SerializerProvider </text:span><text:span text:style-name="T49">arg2</text:span></text:p>
      <text:p text:style-name="P29"><text:span text:style-name="T49"><text:tab/><text:tab/></text:span><text:span text:style-name="T7">)</text:span><text:span text:style-name="T10"> </text:span><text:span text:style-name="T34">throws</text:span><text:span text:style-name="T7"> IOException, JsonProcessingException {</text:span></text:p>
      <text:p text:style-name="P28"><text:span text:style-name="T7"><text:tab/><text:tab/></text:span><text:span text:style-name="T49">gen</text:span><text:span text:style-name="T7">.writeString(</text:span><text:span text:style-name="T29">formatter</text:span><text:span text:style-name="T7">.format(</text:span><text:span text:style-name="T49">value</text:span><text:span text:style-name="T7">.getTime()));</text:span></text:p>
      <text:p text:style-name="P87"><text:tab/>}</text:p>
      <text:p text:style-name="P5"><text:soft-page-break/><text:tab/>}</text:p>
      <text:p text:style-name="P37">…</text:p>
      <text:p text:style-name="P37"/>
      <text:p text:style-name="P37"><text:span text:style-name="T17">@JsonSerialize</text:span><text:span text:style-name="T50">(using = JsonCalendarFormatter.</text:span><text:span text:style-name="T38">class</text:span><text:span text:style-name="T50">)</text:span></text:p>
      <text:p text:style-name="P1"><text:span text:style-name="T7"><text:tab/></text:span><text:span text:style-name="T18">@Temporal</text:span><text:span text:style-name="T7">( TemporalType.</text:span><text:span text:style-name="T27">TIMESTAMP</text:span><text:span text:style-name="T7">)</text:span></text:p>
      <text:p text:style-name="P1"><text:span text:style-name="T7"><text:tab/></text:span><text:span text:style-name="T18">@Column</text:span><text:span text:style-name="T7">(name=</text:span><text:span text:style-name="T42">"operationat"</text:span><text:span text:style-name="T7">, nullable=</text:span><text:span text:style-name="T34">false</text:span><text:span text:style-name="T7">)</text:span></text:p>
      <text:p text:style-name="P1"><text:span text:style-name="T7"><text:tab/></text:span><text:span text:style-name="T34">public</text:span><text:span text:style-name="T7"> Calendar getOperationAt(){</text:span></text:p>
      <text:p text:style-name="P1"><text:span text:style-name="T7"><text:tab/><text:tab/></text:span><text:span text:style-name="T34">return</text:span><text:span text:style-name="T7"> </text:span><text:span text:style-name="T30">operationAt</text:span><text:span text:style-name="T7">;</text:span></text:p>
      <text:p text:style-name="P5"><text:tab/>}</text:p>
      <text:p text:style-name="P36"/>
      <text:p text:style-name="P36"/>
      <text:p text:style-name="P35"/>
      <text:p text:style-name="P30"/>
      <text:p text:style-name="P5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cope" svg:font-family="Monoscope"/>
    <style:font-face style:name="Monospace1" svg:font-family="Monospace"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272in" fo:margin-right="0.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7:39:53</meta:creation-date>
    <dc:date>2015-10-24T11:19:38.279131604</dc:date>
    <meta:editing-duration>P10DT20H49M16S</meta:editing-duration>
    <meta:editing-cycles>29</meta:editing-cycles>
    <meta:generator>LibreOffice/4.4.2.2$Linux_x86 LibreOffice_project/40m0$Build-2</meta:generator>
    <meta:document-statistic meta:table-count="0" meta:image-count="0" meta:object-count="0" meta:page-count="4" meta:paragraph-count="108" meta:word-count="487" meta:character-count="4472" meta:non-whitespace-character-count="4002"/>
  </office:meta>
</office:document-meta>
</file>